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010000031F34F074297BC3715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2.872cm" svg:height="7.923cm" svg:x="2.65cm" svg:y="3.95cm">
          <draw:image xlink:href="Pictures/10000001000009010000031F34F074297BC3715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31T17:24:52.011000000</meta:creation-date>
    <dc:date>2023-05-28T13:43:03.403000000</dc:date>
    <meta:editing-duration>PT4M12S</meta:editing-duration>
    <meta:editing-cycles>2</meta:editing-cycles>
    <meta:generator>LibreOffice/7.2.7.2$Windows_X86_64 LibreOffice_project/8d71d29d553c0f7dcbfa38fbfda25ee34cce99a2</meta:generator>
    <meta:document-statistic meta:object-count="24"/>
  </office:meta>
</office:document-meta>
</file>